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068cm" fo:min-width="6.3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32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6.895cm" fo:min-width="15.75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objectwithoutfill">
      <style:graphic-properties svg:stroke-width="0.035cm" svg:stroke-color="#00a93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971cm" fo:min-width="3.72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535cm" fo:min-width="3.272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2.163cm" fo:min-width="3.8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0.819cm" fo:min-width="3.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4.318cm" svg:x="1.635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0.962cm" svg:x="1.889cm" svg:y="7.604cm">
          <draw:text-box>
            <text:p>User</text:p>
          </draw:text-box>
        </draw:frame>
        <draw:custom-shape draw:style-name="gr3" draw:text-style-name="P3" xml:id="id1" draw:id="id1" draw:layer="layout" svg:width="4.826cm" svg:height="1.143cm" svg:x="2.397cm" svg:y="8.747cm">
          <text:p text:style-name="P3">Terminal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826cm" svg:height="1.143cm" svg:x="2.397cm" svg:y="10.147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6.256cm" svg:height="17.145cm" svg:x="10.398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493cm" svg:height="2.384cm" svg:x="10.906cm" svg:y="3.713cm">
          <draw:text-box>
            <text:p>Kubernetes cluster (running on virtual machines in the cloud)</text:p>
          </draw:text-box>
        </draw:frame>
        <draw:connector draw:style-name="gr6" draw:text-style-name="P5" draw:layer="layout" draw:line-skew="-0.514cm" svg:x1="4.81cm" svg:y1="8.747cm" svg:x2="18.526cm" svg:y2="3.54cm" draw:start-shape="id1" draw:start-glue-point="0" draw:end-shape="id2" svg:d="M4810 8747v-6249h13716v1042" svg:viewBox="0 0 13717 6250">
          <text:p/>
        </draw:connector>
        <draw:frame draw:style-name="gr7" draw:text-style-name="P6" draw:layer="layout" svg:width="13.335cm" svg:height="1.361cm" svg:x="5.445cm" svg:y="1.735cm">
          <draw:text-box>
            <text:p><text:span text:style-name="T1">(1) Start Kubernetes cluster and install Helm chart</text:span></text:p>
          </draw:text-box>
        </draw:frame>
        <draw:custom-shape draw:style-name="gr8" draw:text-style-name="P4" draw:layer="layout" svg:width="5.969cm" svg:height="5.969cm" svg:x="11.114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334cm" svg:height="3.937cm" svg:x="18.907cm" svg:y="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826cm" svg:height="1.673cm" svg:x="11.803cm" svg:y="10.19cm">
          <draw:text-box>
            <text:p text:style-name="P7">Scheduler pod</text:p>
          </draw:text-box>
        </draw:frame>
        <draw:custom-shape draw:style-name="gr11" draw:text-style-name="P3" xml:id="id4" draw:id="id4" draw:layer="layout" svg:width="4.318cm" svg:height="2.413cm" svg:x="11.949cm" svg:y="11.379cm">
          <text:p text:style-name="P3">RStudio</text:p>
          <text:p text:style-name="P3">(Server)</text:p>
          <text:p text:style-name="P3">session</text:p>
          <text:p text:style-name="P3"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4.81cm" svg:y1="11.29cm" svg:x2="11.949cm" svg:y2="12.585cm" draw:start-shape="id3" draw:start-glue-point="2" draw:end-shape="id4" svg:d="M4810 11290v1295h7139" svg:viewBox="0 0 7140 1296">
          <text:p/>
        </draw:connector>
        <draw:frame draw:style-name="gr12" draw:text-style-name="P6" draw:layer="layout" svg:width="6.35cm" svg:height="0.806cm" svg:x="4.81cm" svg:y="12.557cm">
          <draw:text-box>
            <text:p><text:span text:style-name="T1">(2) Connect to RStudio</text:span></text:p>
          </draw:text-box>
        </draw:frame>
        <draw:frame draw:style-name="gr13" draw:text-style-name="P2" draw:layer="layout" svg:width="3.937cm" svg:height="1.27cm" svg:x="19.731cm" svg:y="5.761cm">
          <draw:text-box>
            <text:p text:style-name="P7">Worker pod</text:p>
          </draw:text-box>
        </draw:frame>
        <draw:custom-shape draw:style-name="gr14" draw:text-style-name="P3" xml:id="id5" draw:id="id5" draw:layer="layout" svg:width="3.91cm" svg:height="1.069cm" svg:x="19.542cm" svg:y="6.9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524cm" svg:height="1.195cm" svg:x="20.985cm" svg:y="13.973cm">
          <draw:text-box>
            <text:p><text:span text:style-name="T2">...</text:span></text:p>
          </draw:text-box>
        </draw:frame>
        <draw:custom-shape draw:style-name="gr9" draw:text-style-name="P1" draw:layer="layout" svg:width="5.334cm" svg:height="3.937cm" svg:x="18.908cm" svg:y="9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3.937cm" svg:height="1.27cm" svg:x="19.732cm" svg:y="10.161cm">
          <draw:text-box>
            <text:p text:style-name="P7">Worker pod</text:p>
          </draw:text-box>
        </draw:frame>
        <draw:custom-shape draw:style-name="gr14" draw:text-style-name="P3" xml:id="id6" draw:id="id6" draw:layer="layout" svg:width="3.91cm" svg:height="1.069cm" svg:x="19.543cm" svg:y="11.3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3.937cm" svg:x="18.908cm" svg:y="1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3.937cm" svg:height="1.27cm" svg:x="19.732cm" svg:y="16.061cm">
          <draw:text-box>
            <text:p text:style-name="P7">Worker pod</text:p>
          </draw:text-box>
        </draw:frame>
        <draw:custom-shape draw:style-name="gr14" draw:text-style-name="P3" xml:id="id7" draw:id="id7" draw:layer="layout" svg:width="3.91cm" svg:height="1.069cm" svg:x="19.543cm" svg:y="17.2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6.267cm" svg:y1="12.585cm" svg:x2="19.542cm" svg:y2="7.504cm" draw:start-shape="id4" draw:end-shape="id5" draw:end-glue-point="3" svg:d="M16267 12585h1638v-5081h1637" svg:viewBox="0 0 3276 5082">
          <text:p/>
        </draw:connector>
        <draw:connector draw:style-name="gr6" draw:text-style-name="P5" draw:layer="layout" svg:x1="16.267cm" svg:y1="12.585cm" svg:x2="19.543cm" svg:y2="11.904cm" draw:start-shape="id4" draw:start-glue-point="1" draw:end-shape="id6" draw:end-glue-point="3" svg:d="M16267 12585h1638v-681h1638" svg:viewBox="0 0 3277 682">
          <text:p/>
        </draw:connector>
        <draw:connector draw:style-name="gr6" draw:text-style-name="P5" draw:layer="layout" svg:x1="16.267cm" svg:y1="12.585cm" svg:x2="19.543cm" svg:y2="17.804cm" draw:start-shape="id4" draw:start-glue-point="1" draw:end-shape="id7" draw:end-glue-point="3" svg:d="M16267 12585h1638v5219h1638" svg:viewBox="0 0 3277 5220">
          <text:p/>
        </draw:connector>
        <draw:frame draw:style-name="gr16" draw:text-style-name="P6" draw:layer="layout" svg:width="9.525cm" svg:height="1.283cm" draw:transform="rotate (1.5707963267949) translate (17.129cm 17.937cm)">
          <draw:text-box>
            <text:p><text:span text:style-name="T1">(3) Send computations to work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01T16:44:54.792169139</meta:creation-date>
    <dc:date>2021-02-24T17:57:10.028877793</dc:date>
    <meta:editing-duration>PT13M1S</meta:editing-duration>
    <meta:editing-cycles>5</meta:editing-cycles>
    <meta:generator>LibreOffice/6.4.7.2$MacOSX_X86_64 LibreOffice_project/639b8ac485750d5696d7590a72ef1b496725cfb5</meta:generator>
    <meta:document-statistic meta:object-count="27"/>
  </office:meta>
</office:document-meta>
</file>